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b9a" officeooo:paragraph-rsid="0006bb9a"/>
    </style:style>
    <style:style style:name="P2" style:family="paragraph" style:parent-style-name="Standard">
      <style:text-properties fo:color="#ff0000" loext:opacity="100%" officeooo:rsid="0006bb9a" officeooo:paragraph-rsid="0006bb9a"/>
    </style:style>
    <style:style style:name="P3" style:family="paragraph" style:parent-style-name="Standard">
      <style:text-properties fo:color="#ff0000" loext:opacity="100%" officeooo:rsid="0007245d" officeooo:paragraph-rsid="0007245d"/>
    </style:style>
    <style:style style:name="P4" style:family="paragraph" style:parent-style-name="Standard">
      <style:text-properties fo:color="#ff0000" loext:opacity="100%" officeooo:rsid="000982a1" officeooo:paragraph-rsid="000982a1"/>
    </style:style>
    <style:style style:name="P5" style:family="paragraph" style:parent-style-name="Standard">
      <style:text-properties fo:color="#ff0000" loext:opacity="100%" officeooo:rsid="000a8eb4" officeooo:paragraph-rsid="000a8eb4"/>
    </style:style>
    <style:style style:name="P6" style:family="paragraph" style:parent-style-name="Standard">
      <style:text-properties fo:color="#ff0000" loext:opacity="100%" officeooo:rsid="000a9131" officeooo:paragraph-rsid="000a9131"/>
    </style:style>
    <style:style style:name="P7" style:family="paragraph" style:parent-style-name="Standard">
      <style:text-properties fo:color="#ff0000" loext:opacity="100%" officeooo:rsid="000c7eff" officeooo:paragraph-rsid="000c7eff"/>
    </style:style>
    <style:style style:name="P8" style:family="paragraph" style:parent-style-name="Standard">
      <style:text-properties fo:color="#000000" loext:opacity="100%" officeooo:rsid="0006bb9a" officeooo:paragraph-rsid="0006bb9a"/>
    </style:style>
    <style:style style:name="P9" style:family="paragraph" style:parent-style-name="Standard">
      <style:text-properties fo:color="#000000" loext:opacity="100%" officeooo:rsid="0007245d" officeooo:paragraph-rsid="0007245d"/>
    </style:style>
    <style:style style:name="P10" style:family="paragraph" style:parent-style-name="Standard">
      <style:text-properties fo:color="#000000" loext:opacity="100%" officeooo:rsid="0008c05b" officeooo:paragraph-rsid="0008c05b"/>
    </style:style>
    <style:style style:name="P11" style:family="paragraph" style:parent-style-name="Standard">
      <style:text-properties fo:color="#000000" loext:opacity="100%" officeooo:rsid="000a8eb4" officeooo:paragraph-rsid="000a8eb4"/>
    </style:style>
    <style:style style:name="P12" style:family="paragraph" style:parent-style-name="Standard">
      <style:text-properties fo:color="#000000" loext:opacity="100%" officeooo:rsid="000a9131" officeooo:paragraph-rsid="000a9131"/>
    </style:style>
    <style:style style:name="P13" style:family="paragraph" style:parent-style-name="Standard">
      <style:text-properties fo:color="#000000" loext:opacity="100%" officeooo:rsid="000c7eff" officeooo:paragraph-rsid="000c7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Appearance – Colours</text:p>
      <text:p text:style-name="P2">Beállítások – Megjelenés – Színek</text:p>
      <text:p text:style-name="P8">Swatches</text:p>
      <text:p text:style-name="P2">Minták</text:p>
      <text:p text:style-name="P8">Preview</text:p>
      <text:p text:style-name="P2">Előnézet</text:p>
      <text:p text:style-name="P8">Sample Text</text:p>
      <text:p text:style-name="P3">Mintaszöveg</text:p>
      <text:p text:style-name="P9">Recent:</text:p>
      <text:p text:style-name="P3">Legutóbbi:</text:p>
      <text:p text:style-name="P10">Hue</text:p>
      <text:p text:style-name="P4">Árnyalat</text:p>
      <text:p text:style-name="P11">Saturation</text:p>
      <text:p text:style-name="P5">Telítettség</text:p>
      <text:p text:style-name="P11">Value</text:p>
      <text:p text:style-name="P5">Érték</text:p>
      <text:p text:style-name="P12">HSL</text:p>
      <text:p text:style-name="P12">Hue</text:p>
      <text:p text:style-name="P6">Árnyalat</text:p>
      <text:p text:style-name="P12">Saturation</text:p>
      <text:p text:style-name="P6">Telítettség</text:p>
      <text:p text:style-name="P12">Lightness</text:p>
      <text:p text:style-name="P6">Fényerősség</text:p>
      <text:p text:style-name="P12">RGB</text:p>
      <text:p text:style-name="P12">Red</text:p>
      <text:p text:style-name="P6">Piros</text:p>
      <text:p text:style-name="P12">Green</text:p>
      <text:p text:style-name="P6">Zöld</text:p>
      <text:p text:style-name="P12">Blue</text:p>
      <text:p text:style-name="P6">Kék</text:p>
      <text:p text:style-name="P12">CMYK</text:p>
      <text:p text:style-name="P12">Magenta</text:p>
      <text:p text:style-name="P7">Bíbor</text:p>
      <text:p text:style-name="P13">Yellow</text:p>
      <text:p text:style-name="P7">Sárga</text:p>
      <text:p text:style-name="P13">Black</text:p>
      <text:p text:style-name="P7">Fekete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7:29:33.710000000</meta:creation-date>
    <meta:generator>LibreOffice/7.6.2.1$Windows_X86_64 LibreOffice_project/56f7684011345957bbf33a7ee678afaf4d2ba333</meta:generator>
    <dc:date>2023-11-29T07:37:57.031000000</dc:date>
    <meta:editing-duration>PT8M22S</meta:editing-duration>
    <meta:editing-cycles>7</meta:editing-cycles>
    <meta:document-statistic meta:table-count="0" meta:image-count="0" meta:object-count="0" meta:page-count="1" meta:paragraph-count="37" meta:word-count="42" meta:character-count="297" meta:non-whitespace-character-count="288"/>
  </office:meta>
</office:document-meta>
</file>